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/>
    </style:style>
    <style:style style:name="ce2" style:family="table-cell" style:parent-style-name="Default">
      <style:table-cell-properties fo:border-bottom="0.31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BRCM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Datacodes (FY-1 to FY-6)</text:p>
          </table:table-cell>
          <table:table-cell table:style-name="ce2" office:value-type="string">
            <text:p>Example: FY–1</text:p>
          </table:table-cell>
        </table:table-row>
        <table:table-row table:style-name="ro1">
          <table:table-cell office:value-type="string">
            <text:p>Financial Year</text:p>
          </table:table-cell>
          <table:table-cell office:value-type="string">
            <text:p>1 to 6</text:p>
          </table:table-cell>
          <table:table-cell table:formula="of:=COM.SMF.TICKER.GETINFO.PYTHON.SMFIMPL.GETMORNINGFIN([.A1];1)" office:value-type="string" office:string-value="TTM">
            <text:p>TTM</text:p>
          </table:table-cell>
        </table:table-row>
        <table:table-row table:style-name="ro1">
          <table:table-cell office:value-type="string">
            <text:p>Cost of revenue</text:p>
          </table:table-cell>
          <table:table-cell office:value-type="string">
            <text:p>7 to 12</text:p>
          </table:table-cell>
          <table:table-cell table:formula="of:=COM.SMF.TICKER.GETINFO.PYTHON.SMFIMPL.GETMORNINGFIN([.A1];7)" office:value-type="string" office:string-value="4106">
            <text:p>4106</text:p>
          </table:table-cell>
        </table:table-row>
        <table:table-row table:style-name="ro1">
          <table:table-cell office:value-type="string">
            <text:p>Gross profit</text:p>
          </table:table-cell>
          <table:table-cell office:value-type="string">
            <text:p>13 to 18</text:p>
          </table:table-cell>
          <table:table-cell table:formula="of:=COM.SMF.TICKER.GETINFO.PYTHON.SMFIMPL.GETMORNINGFIN([.A1];13)" office:value-type="string" office:string-value="4197">
            <text:p>4197</text:p>
          </table:table-cell>
        </table:table-row>
        <table:table-row table:style-name="ro1">
          <table:table-cell office:value-type="string">
            <text:p>Research and development</text:p>
          </table:table-cell>
          <table:table-cell office:value-type="string">
            <text:p>19 to 24</text:p>
          </table:table-cell>
          <table:table-cell table:formula="of:=COM.SMF.TICKER.GETINFO.PYTHON.SMFIMPL.GETMORNINGFIN([.A1];19)" office:value-type="string" office:string-value="2424">
            <text:p>2424</text:p>
          </table:table-cell>
        </table:table-row>
        <table:table-row table:style-name="ro1">
          <table:table-cell office:value-type="string">
            <text:p>Sales, General and administrative</text:p>
          </table:table-cell>
          <table:table-cell office:value-type="string">
            <text:p>25 to 30</text:p>
          </table:table-cell>
          <table:table-cell table:formula="of:=COM.SMF.TICKER.GETINFO.PYTHON.SMFIMPL.GETMORNINGFIN([.A1];25)" office:value-type="string" office:string-value="699">
            <text:p>699</text:p>
          </table:table-cell>
        </table:table-row>
        <table:table-row table:style-name="ro1">
          <table:table-cell office:value-type="string">
            <text:p>Restructuring, merger and acquisition</text:p>
          </table:table-cell>
          <table:table-cell office:value-type="string">
            <text:p>31 to 36</text:p>
          </table:table-cell>
          <table:table-cell table:formula="of:=COM.SMF.TICKER.GETINFO.PYTHON.SMFIMPL.GETMORNINGFIN([.A1];31)" office:value-type="string" office:string-value="3">
            <text:p>3</text:p>
          </table:table-cell>
        </table:table-row>
        <table:table-row table:style-name="ro1">
          <table:table-cell office:value-type="string">
            <text:p>Other operating expenses</text:p>
          </table:table-cell>
          <table:table-cell office:value-type="string">
            <text:p>37 to 42</text:p>
          </table:table-cell>
          <table:table-cell table:formula="of:=COM.SMF.TICKER.GETINFO.PYTHON.SMFIMPL.GETMORNINGFIN([.A1];37)" office:value-type="string" office:string-value="647">
            <text:p>647</text:p>
          </table:table-cell>
        </table:table-row>
        <table:table-row table:style-name="ro1">
          <table:table-cell office:value-type="string">
            <text:p>Total operating expenses</text:p>
          </table:table-cell>
          <table:table-cell office:value-type="string">
            <text:p>43 to 48</text:p>
          </table:table-cell>
          <table:table-cell table:formula="of:=COM.SMF.TICKER.GETINFO.PYTHON.SMFIMPL.GETMORNINGFIN([.A1];43)" office:value-type="string" office:string-value="3773">
            <text:p>3773</text:p>
          </table:table-cell>
        </table:table-row>
        <table:table-row table:style-name="ro1">
          <table:table-cell office:value-type="string">
            <text:p>Operating income</text:p>
          </table:table-cell>
          <table:table-cell office:value-type="string">
            <text:p>49 to 54</text:p>
          </table:table-cell>
          <table:table-cell table:formula="of:=COM.SMF.TICKER.GETINFO.PYTHON.SMFIMPL.GETMORNINGFIN([.A1];49)" office:value-type="string" office:string-value="424">
            <text:p>424</text:p>
          </table:table-cell>
        </table:table-row>
        <table:table-row table:style-name="ro1">
          <table:table-cell office:value-type="string">
            <text:p>Other income (expense)</text:p>
          </table:table-cell>
          <table:table-cell office:value-type="string">
            <text:p>55 to 60</text:p>
          </table:table-cell>
          <table:table-cell table:formula="of:=COM.SMF.TICKER.GETINFO.PYTHON.SMFIMPL.GETMORNINGFIN([.A1];55)" office:value-type="string" office:string-value="-24">
            <text:p>-24</text:p>
          </table:table-cell>
        </table:table-row>
        <table:table-row table:style-name="ro1">
          <table:table-cell office:value-type="string">
            <text:p>Income before taxes</text:p>
          </table:table-cell>
          <table:table-cell office:value-type="string">
            <text:p>61 to 66</text:p>
          </table:table-cell>
          <table:table-cell table:formula="of:=COM.SMF.TICKER.GETINFO.PYTHON.SMFIMPL.GETMORNINGFIN([.A1];61)" office:value-type="string" office:string-value="400">
            <text:p>400</text:p>
          </table:table-cell>
        </table:table-row>
        <table:table-row table:style-name="ro1">
          <table:table-cell office:value-type="string">
            <text:p>Provision for income taxes</text:p>
          </table:table-cell>
          <table:table-cell office:value-type="string">
            <text:p>67 to 72</text:p>
          </table:table-cell>
          <table:table-cell table:formula="of:=COM.SMF.TICKER.GETINFO.PYTHON.SMFIMPL.GETMORNINGFIN([.A1];67)" office:value-type="string" office:string-value="-11">
            <text:p>-11</text:p>
          </table:table-cell>
        </table:table-row>
        <table:table-row table:style-name="ro1">
          <table:table-cell office:value-type="string">
            <text:p>Net income from continuing operations</text:p>
          </table:table-cell>
          <table:table-cell office:value-type="string">
            <text:p>73 to 78</text:p>
          </table:table-cell>
          <table:table-cell table:formula="of:=COM.SMF.TICKER.GETINFO.PYTHON.SMFIMPL.GETMORNINGFIN([.A1];73)" office:value-type="string" office:string-value="411">
            <text:p>411</text:p>
          </table:table-cell>
        </table:table-row>
        <table:table-row table:style-name="ro1">
          <table:table-cell office:value-type="string">
            <text:p>Net income</text:p>
          </table:table-cell>
          <table:table-cell office:value-type="string">
            <text:p>79 to 84</text:p>
          </table:table-cell>
          <table:table-cell table:formula="of:=COM.SMF.TICKER.GETINFO.PYTHON.SMFIMPL.GETMORNINGFIN([.A1];79)" office:value-type="string" office:string-value="411">
            <text:p>411</text:p>
          </table:table-cell>
        </table:table-row>
        <table:table-row table:style-name="ro1">
          <table:table-cell office:value-type="string">
            <text:p>Net income available to common shareholders</text:p>
          </table:table-cell>
          <table:table-cell office:value-type="string">
            <text:p>85 to 90</text:p>
          </table:table-cell>
          <table:table-cell table:formula="of:=COM.SMF.TICKER.GETINFO.PYTHON.SMFIMPL.GETMORNINGFIN([.A1];85)" office:value-type="string" office:string-value="411">
            <text:p>411</text:p>
          </table:table-cell>
        </table:table-row>
        <table:table-row table:style-name="ro1">
          <table:table-cell office:value-type="string">
            <text:p>Basic EPS</text:p>
          </table:table-cell>
          <table:table-cell office:value-type="string">
            <text:p>91 to 96</text:p>
          </table:table-cell>
          <table:table-cell table:formula="of:=COM.SMF.TICKER.GETINFO.PYTHON.SMFIMPL.GETMORNINGFIN([.A1];91)" office:value-type="string" office:string-value="0.72">
            <text:p>0.72</text:p>
          </table:table-cell>
        </table:table-row>
        <table:table-row table:style-name="ro1">
          <table:table-cell office:value-type="string">
            <text:p>Diluted EPS</text:p>
          </table:table-cell>
          <table:table-cell office:value-type="string">
            <text:p>97 to 102</text:p>
          </table:table-cell>
          <table:table-cell table:formula="of:=COM.SMF.TICKER.GETINFO.PYTHON.SMFIMPL.GETMORNINGFIN([.A1];97)" office:value-type="string" office:string-value="0.71">
            <text:p>0.71</text:p>
          </table:table-cell>
        </table:table-row>
        <table:table-row table:style-name="ro1">
          <table:table-cell office:value-type="string">
            <text:p>Basic weighted average shares outstanding</text:p>
          </table:table-cell>
          <table:table-cell office:value-type="string">
            <text:p>103 to 108</text:p>
          </table:table-cell>
          <table:table-cell table:formula="of:=COM.SMF.TICKER.GETINFO.PYTHON.SMFIMPL.GETMORNINGFIN([.A1];103)" office:value-type="string" office:string-value="570">
            <text:p>570</text:p>
          </table:table-cell>
        </table:table-row>
        <table:table-row table:style-name="ro1">
          <table:table-cell office:value-type="string">
            <text:p>Diluted weighted average shares outstanding</text:p>
          </table:table-cell>
          <table:table-cell office:value-type="string">
            <text:p>109 to 114</text:p>
          </table:table-cell>
          <table:table-cell table:formula="of:=COM.SMF.TICKER.GETINFO.PYTHON.SMFIMPL.GETMORNINGFIN([.A1];109)" office:value-type="string" office:string-value="577">
            <text:p>577</text:p>
          </table:table-cell>
        </table:table-row>
        <table:table-row table:style-name="ro1">
          <table:table-cell office:value-type="string">
            <text:p>EBITDA</text:p>
          </table:table-cell>
          <table:table-cell office:value-type="string">
            <text:p>115 to 120</text:p>
          </table:table-cell>
          <table:table-cell table:formula="of:=COM.SMF.TICKER.GETINFO.PYTHON.SMFIMPL.GETMORNINGFIN([.A1];115)" office:value-type="string" office:string-value="863">
            <text:p>863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2T15:25:32</dc:date>
    <dc:creator>Dave </dc:creator>
    <meta:generator>LibreOffice/3.5$Linux_X86_64 LibreOffice_project/350m1$Build-2</meta:generator>
    <meta:editing-duration>PT6M53S</meta:editing-duration>
    <meta:editing-cycles>7</meta:editing-cycles>
    <meta:document-statistic meta:table-count="1" meta:cell-count="63" meta:object-count="0"/>
  </office:meta>
</office:document-meta>
</file>